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=004406</text:p>
      <text:p text:style-name="P2">BOY.</text:p>
      <text:p text:style-name="P2">_</text:p>
      <text:p text:style-name="P2">2. =004407</text:p>
      <text:p text:style-name="P2">YOU THERE. RED AND BLUE EYE BOY.</text:p>
      <text:p text:style-name="P2">HELLO!</text:p>
      <text:p text:style-name="P2">_</text:p>
      <text:p text:style-name="P2">3. =004408</text:p>
      <text:p text:style-name="P2">I REMEMBER THIS!</text:p>
      <text:p text:style-name="P2">I DID NOT GET THE CHANCE TO FORMALLY GREET YOU.</text:p>
      <text:p text:style-name="P2">I SUSPECT THIS IS WHAT MADE YOU ANGRY.</text:p>
      <text:p text:style-name="P2">BUT WORRY NOT.</text:p>
      <text:p text:style-name="P2">I HAVE BEEN BRUSHING UP ON YOUR "TROLL ETIQUETTE".</text:p>
      <text:p text:style-name="P2"><text:soft-page-break/>PARDON ME WHILE I CONSULT THE APPROPRIATE PAGES.</text:p>
      <text:p text:style-name="P2">_</text:p>
      <text:p text:style-name="P2">4. =004409</text:p>
      <text:p text:style-name="P2">IT WILL ONLY BE A MOMENT.</text:p>
      <text:p text:style-name="P2">THIS BOOK IS VERY THICK!</text:p>
      <text:p text:style-name="P2">_</text:p>
      <text:p text:style-name="P2">5. =004410</text:p>
      <text:p text:style-name="P2">TROLL ETIQUETTE SURE IS CONFUSING.</text:p>
      <text:p text:style-name="P2">_</text:p>
      <text:p text:style-name="P2">6. =004411</text:p>
      <text:p text:style-name="P2">OH JEEZ.</text:p>
      <text:p text:style-name="P2">_</text:p>
      <text:p text:style-name="P1">Act 5 Act 2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9" meta:word-count="108" meta:character-count="467"/>
    <meta:generator>OpenOffice/4.1.2$Win32 OpenOffice.org_project/412m3$Build-9782</meta:generator>
  </office:meta>
</office:document-meta>
</file>